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9f26e" officeooo:paragraph-rsid="0019f26e"/>
    </style:style>
    <style:style style:name="P2" style:family="paragraph" style:parent-style-name="Standard">
      <style:text-properties fo:font-weight="bold" officeooo:rsid="001ba921" officeooo:paragraph-rsid="001ba921" style:font-weight-asian="bold" style:font-weight-complex="bold"/>
    </style:style>
    <style:style style:name="P3" style:family="paragraph" style:parent-style-name="Standard">
      <style:text-properties fo:font-weight="bold" officeooo:rsid="001bff98" officeooo:paragraph-rsid="001bff98" style:font-weight-asian="bold" style:font-weight-complex="bold"/>
    </style:style>
    <style:style style:name="P4" style:family="paragraph" style:parent-style-name="Standard">
      <style:text-properties fo:font-weight="bold" officeooo:rsid="001dc364" officeooo:paragraph-rsid="001dc364" style:font-weight-asian="bold" style:font-weight-complex="bold"/>
    </style:style>
    <style:style style:name="P5" style:family="paragraph" style:parent-style-name="Standard">
      <style:text-properties fo:font-weight="bold" officeooo:rsid="001e6c4a" officeooo:paragraph-rsid="001e6c4a" style:font-weight-asian="bold" style:font-weight-complex="bold"/>
    </style:style>
    <style:style style:name="P6" style:family="paragraph" style:parent-style-name="Standard">
      <style:text-properties fo:font-weight="bold" officeooo:rsid="0020331e" officeooo:paragraph-rsid="0020331e" style:font-weight-asian="bold" style:font-weight-complex="bold"/>
    </style:style>
    <style:style style:name="P7" style:family="paragraph" style:parent-style-name="Standard">
      <style:text-properties fo:font-weight="bold" officeooo:rsid="002430b9" officeooo:paragraph-rsid="002430b9" style:font-weight-asian="bold" style:font-weight-complex="bold"/>
    </style:style>
    <style:style style:name="P8" style:family="paragraph" style:parent-style-name="Standard">
      <style:text-properties fo:font-weight="bold" officeooo:rsid="0025e16e" officeooo:paragraph-rsid="0025e16e" style:font-weight-asian="bold" style:font-weight-complex="bold"/>
    </style:style>
    <style:style style:name="P9" style:family="paragraph" style:parent-style-name="Standard">
      <style:text-properties fo:font-weight="bold" officeooo:rsid="0026ee52" officeooo:paragraph-rsid="0026ee52" style:font-weight-asian="bold" style:font-weight-complex="bold"/>
    </style:style>
    <style:style style:name="P10" style:family="paragraph" style:parent-style-name="Standard">
      <style:text-properties fo:font-weight="bold" officeooo:rsid="00270ac0" officeooo:paragraph-rsid="00270ac0" style:font-weight-asian="bold" style:font-weight-complex="bold"/>
    </style:style>
    <style:style style:name="P11" style:family="paragraph" style:parent-style-name="Standard">
      <style:text-properties fo:font-weight="bold" officeooo:rsid="0028b5b5" officeooo:paragraph-rsid="0028b5b5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3b7d" officeooo:paragraph-rsid="002d3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3b7d" officeooo:paragraph-rsid="002d3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 style:list-style-name="L1">
      <style:text-properties fo:font-weight="bold" officeooo:rsid="001ba921" officeooo:paragraph-rsid="001ba921" style:font-weight-asian="bold" style:font-weight-complex="bold"/>
    </style:style>
    <style:style style:name="P15" style:family="paragraph" style:parent-style-name="Standard" style:list-style-name="L4">
      <style:text-properties fo:font-weight="bold" officeooo:rsid="0020331e" officeooo:paragraph-rsid="0020331e" style:font-weight-asian="bold" style:font-weight-complex="bold"/>
    </style:style>
    <style:style style:name="P16" style:family="paragraph" style:parent-style-name="Standard">
      <style:text-properties fo:font-weight="normal" officeooo:rsid="001ba921" officeooo:paragraph-rsid="001ba921" style:font-weight-asian="normal" style:font-weight-complex="normal"/>
    </style:style>
    <style:style style:name="P17" style:family="paragraph" style:parent-style-name="Standard">
      <style:text-properties fo:font-weight="normal" officeooo:rsid="001bff98" officeooo:paragraph-rsid="001bff98" style:font-weight-asian="normal" style:font-weight-complex="normal"/>
    </style:style>
    <style:style style:name="P18" style:family="paragraph" style:parent-style-name="Standard">
      <style:text-properties fo:font-weight="normal" officeooo:rsid="001c3cf6" officeooo:paragraph-rsid="001c3cf6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dc364" officeooo:paragraph-rsid="001dc364" style:font-weight-asian="normal" style:font-weight-complex="normal"/>
    </style:style>
    <style:style style:name="P20" style:family="paragraph" style:parent-style-name="Standard">
      <style:text-properties fo:font-weight="normal" officeooo:rsid="001dc364" officeooo:paragraph-rsid="001dc364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e6c4a" officeooo:paragraph-rsid="001e6c4a" style:font-weight-asian="normal" style:font-weight-complex="normal"/>
    </style:style>
    <style:style style:name="P22" style:family="paragraph" style:parent-style-name="Standard">
      <style:text-properties fo:font-weight="normal" officeooo:rsid="001e6c4a" officeooo:paragraph-rsid="001e6c4a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20331e" officeooo:paragraph-rsid="0020331e" style:font-weight-asian="normal" style:font-weight-complex="normal"/>
    </style:style>
    <style:style style:name="P24" style:family="paragraph" style:parent-style-name="Standard">
      <style:text-properties fo:font-weight="normal" officeooo:rsid="0020331e" officeooo:paragraph-rsid="0020331e" style:font-weight-asian="normal" style:font-weight-complex="normal"/>
    </style:style>
    <style:style style:name="P25" style:family="paragraph" style:parent-style-name="Standard">
      <style:text-properties fo:font-weight="normal" officeooo:rsid="002430b9" officeooo:paragraph-rsid="002430b9" style:font-weight-asian="normal" style:font-weight-complex="normal"/>
    </style:style>
    <style:style style:name="P26" style:family="paragraph" style:parent-style-name="Standard">
      <style:text-properties fo:font-weight="normal" officeooo:rsid="0025e16e" officeooo:paragraph-rsid="0025e16e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6ee52" officeooo:paragraph-rsid="0026ee52" style:font-weight-asian="normal" style:font-weight-complex="normal"/>
    </style:style>
    <style:style style:name="P28" style:family="paragraph" style:parent-style-name="Standard">
      <style:text-properties fo:font-weight="normal" officeooo:rsid="0026ee52" officeooo:paragraph-rsid="0026ee52" style:font-weight-asian="normal" style:font-weight-complex="normal"/>
    </style:style>
    <style:style style:name="P29" style:family="paragraph" style:parent-style-name="Standard">
      <style:text-properties fo:font-weight="normal" officeooo:rsid="00270ac0" officeooo:paragraph-rsid="00270ac0" style:font-weight-asian="normal" style:font-weight-complex="normal"/>
    </style:style>
    <style:style style:name="P30" style:family="paragraph" style:parent-style-name="Standard" style:list-style-name="L6">
      <style:text-properties fo:font-weight="normal" officeooo:rsid="0028b5b5" officeooo:paragraph-rsid="0028b5b5" style:font-weight-asian="normal" style:font-weight-complex="normal"/>
    </style:style>
    <style:style style:name="P31" style:family="paragraph" style:parent-style-name="Standard">
      <style:text-properties fo:font-weight="normal" officeooo:rsid="0028b5b5" officeooo:paragraph-rsid="0028b5b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28a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tificação<text:span text:style-name="T1">:</text:span></text:p>
      <text:list xml:id="list1354342717" text:style-name="L1">
        <text:list-item>
          <text:p text:style-name="P14">Estorno<text:span text:style-name="T1"> → anulação total;</text:span></text:p>
        </text:list-item>
        <text:list-item>
          <text:p text:style-name="P14">Transferência<text:span text:style-name="T1"> → transposição para a conta correta;</text:span></text:p>
        </text:list-item>
        <text:list-item>
          <text:p text:style-name="P14">Complementação<text:span text:style-name="T1"> → posterior, aumentando ou diminuindo.</text:span></text:p>
        </text:list-item>
      </text:list>
      <text:p text:style-name="P16"/>
      <text:p text:style-name="P3"><text:span text:style-name="T1">Admite-se a </text:span>escrituração resumida<text:span text:style-name="T1"> do Diário, com totais que </text:span>não excedam<text:span text:style-name="T1"> o período de </text:span>30 dias<text:span text:style-name="T1">, relativamente a contas cujas operações sejam numerosas ou realizadas fora da sede do estabelecimento, desde que utilizados livros auxiliares regularmente autenticados, para registro individualizado, e conservados os documentos que permitam a sua perfeita verificação.</text:span></text:p>
      <text:p text:style-name="P17"/>
      <text:p text:style-name="P18">Quem assina o Diário → Contador habilitado e empresário ou sociedade empresária.</text:p>
      <text:p text:style-name="P18"/>
      <text:p text:style-name="P4"><text:span text:style-name="T1">Formalidades </text:span>extrínsecas<text:span text:style-name="T1">:</text:span></text:p>
      <text:list xml:id="list1435574658" text:style-name="L2">
        <text:list-item>
          <text:p text:style-name="P19">seguir ordem cronológica;</text:p>
        </text:list-item>
        <text:list-item>
          <text:p text:style-name="P19">sem rasuras, borrões, sinais, linhas em branco, entrelinhas, folhas em branco, etc;</text:p>
        </text:list-item>
        <text:list-item>
          <text:p text:style-name="P19">escrituração deve ser feita em língua e moeda nacionais.</text:p>
        </text:list-item>
      </text:list>
      <text:p text:style-name="P20"/>
      <text:p text:style-name="P5">Diário é<text:span text:style-name="T1">:</text:span></text:p>
      <text:list xml:id="list57484565" text:style-name="L3">
        <text:list-item>
          <text:p text:style-name="P21">obrigatório → exigido pelo CC;</text:p>
        </text:list-item>
        <text:list-item>
          <text:p text:style-name="P21">principal → registra todos os fatos contábeis;</text:p>
        </text:list-item>
        <text:list-item>
          <text:p text:style-name="P21">comum → para todas as empresas;</text:p>
        </text:list-item>
        <text:list-item>
          <text:p text:style-name="P21">cronológico → fatos contábeis registrados em ordem cronológica.</text:p>
        </text:list-item>
      </text:list>
      <text:p text:style-name="P22"/>
      <text:p text:style-name="P6">Razão é<text:span text:style-name="T1">:</text:span></text:p>
      <text:list xml:id="list3674257099" text:style-name="L4">
        <text:list-item>
          <text:p text:style-name="P23">facultativo;</text:p>
          <text:list>
            <text:list-item>
              <text:p text:style-name="P15"><text:span text:style-name="T2">mas </text:span><text:span text:style-name="T1">p/ IR, quem apura pelo lucro </text:span>real<text:span text:style-name="T1"> está </text:span>obrigado<text:span text:style-name="T1"> a escriturar o livro Razão;</text:span></text:p>
            </text:list-item>
          </text:list>
        </text:list-item>
        <text:list-item>
          <text:p text:style-name="P23">principal;</text:p>
        </text:list-item>
        <text:list-item>
          <text:p text:style-name="P23">sistemático → organização das informações.</text:p>
        </text:list-item>
      </text:list>
      <text:p text:style-name="P24"/>
      <text:p text:style-name="P7">Caixa<text:span text:style-name="T1"> → obrigatório aos contribuintes que estejam no </text:span>regime simplificado<text:span text:style-name="T1">.</text:span></text:p>
      <text:p text:style-name="P25"/>
      <text:p text:style-name="P8">Registro de Inventário e Registro de Entrada e Saída de Mercadorias<text:span text:style-name="T1"> <text:s/>→ bens de consumo, mercadorias, matérias-primas e outros estoques.</text:span></text:p>
      <text:p text:style-name="P26"/>
      <text:p text:style-name="P9">Obrigatórios somente às SA’s<text:span text:style-name="T1">:</text:span></text:p>
      <text:list xml:id="list3462547002" text:style-name="L5">
        <text:list-item>
          <text:p text:style-name="P27">Registro de Ações Nominativas;</text:p>
        </text:list-item>
        <text:list-item>
          <text:p text:style-name="P27">Transferência de Ações Nominativas;</text:p>
        </text:list-item>
        <text:list-item>
          <text:p text:style-name="P27">Registro de Partes Beneficiárias Nominativas;</text:p>
        </text:list-item>
        <text:list-item>
          <text:p text:style-name="P27">Transferência de Partes Beneficiárias Nominativas;</text:p>
        </text:list-item>
        <text:list-item>
          <text:p text:style-name="P27">Atas das Assembleias Gerais;</text:p>
        </text:list-item>
        <text:list-item>
          <text:p text:style-name="P27">Presença dos Acionistas;</text:p>
        </text:list-item>
        <text:list-item>
          <text:p text:style-name="P27">Atas das Reuniões do Conselho de Administração, se houver;</text:p>
        </text:list-item>
        <text:list-item>
          <text:p text:style-name="P27">Atas das Reuniões da Diretoria; e</text:p>
        </text:list-item>
        <text:list-item>
          <text:p text:style-name="P27">Atas e Pareceres do Conselho Fiscal.</text:p>
        </text:list-item>
      </text:list>
      <text:p text:style-name="P28"/>
      <text:p text:style-name="P10"><text:span text:style-name="T1">As informações para a confecção do </text:span>balancete de verificação<text:span text:style-name="T1"> são extraídas do </text:span>Razão<text:span text:style-name="T1">.</text:span></text:p>
      <text:p text:style-name="P29"/>
      <text:p text:style-name="P11"><text:span text:style-name="T1">Elementos mínimos do </text:span>balancete de verificação<text:span text:style-name="T1">:</text:span></text:p>
      <text:list xml:id="list1343634236" text:style-name="L6">
        <text:list-item>
          <text:p text:style-name="P30">identificação da Entidade;</text:p>
        </text:list-item>
        <text:list-item>
          <text:p text:style-name="P30"><text:soft-page-break/>data a que se refere;</text:p>
        </text:list-item>
        <text:list-item>
          <text:p text:style-name="P30">abrangência;</text:p>
        </text:list-item>
        <text:list-item>
          <text:p text:style-name="P30">identificação das contas e respectivos grupos;</text:p>
        </text:list-item>
        <text:list-item>
          <text:p text:style-name="P30">saldos das contas, <text:s/>indicando se devedores ou credores;</text:p>
        </text:list-item>
        <text:list-item>
          <text:p text:style-name="P30">soma dos saldos devedores e credores.</text:p>
        </text:list-item>
      </text:list>
      <text:p text:style-name="P31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3">CHEQUES</text:p>
            <text:p text:style-name="P13"/>
            <text:p text:style-name="P12">Valores <text:span text:style-name="T3">recebidos</text:span> em cheque → entram no <text:span text:style-name="T3">CAIXA</text:span>.</text:p>
            <text:p text:style-name="P12">Valores <text:span text:style-name="T3">pagos</text:span> em cheque → saem do <text:span text:style-name="T3">BANCO</text:span>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9f26e" officeooo:paragraph-rsid="0019f26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Fórmulas de lançamento, tipos de fatos contábeis, retificação, insubsistências e superveninências, livros contábeis e fiscais, balancete de verific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7:43:42.756000000</meta:creation-date>
    <dc:date>2018-04-24T17:56:21.338000000</dc:date>
    <meta:editing-duration>PT39M16S</meta:editing-duration>
    <meta:editing-cycles>16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44" meta:word-count="352" meta:character-count="2286" meta:non-whitespace-character-count="2004"/>
  </office:meta>
</office:document-meta>
</file>